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4.17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4.172cm" svg:x="1.4cm" svg:y="0.628cm" presentation:class="title" presentation:user-transformed="true">
          <draw:text-box>
            <text:p>Mock Cowin Chatbot <text:line-break/>Demonstr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4.172cm" svg:x="1.4cm" svg:y="0.628cm" presentation:class="title" presentation:user-transformed="true">
          <draw:text-box>
            <text:p>Dose 1 : Complete flow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4.172cm" svg:x="1.4cm" svg:y="0.628cm" presentation:class="title" presentation:user-transformed="true">
          <draw:text-box>
            <text:p>Forward/Backward through the flow and then ‘q/Q’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4.172cm" svg:x="1.4cm" svg:y="0.628cm" presentation:class="title" presentation:user-transformed="true">
          <draw:text-box>
            <text:p>Incorrect input 3 times during the flow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4.172cm" svg:x="1.4cm" svg:y="0.628cm" presentation:class="title" presentation:user-transformed="true">
          <draw:text-box>
            <text:p>Incorrect input less than 3 times during the flow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4.172cm" svg:x="1.4cm" svg:y="0.628cm" presentation:class="title" presentation:user-transformed="true">
          <draw:text-box>
            <text:p>Zero slots available selected by user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14.172cm" svg:x="1.4cm" svg:y="0.628cm" presentation:class="title" presentation:user-transformed="true">
          <draw:text-box>
            <text:p>Dose 2 : Select Correct date <text:line-break/>(Right time frame) <text:line-break/>Complete flow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14.172cm" svg:x="1.4cm" svg:y="0.628cm" presentation:class="title" presentation:user-transformed="true">
          <draw:text-box>
            <text:p>Dose 2 : Select Correct date <text:line-break/>(Late for second dose) <text:line-break/>Complete flow</text:p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4.172cm" svg:x="1.4cm" svg:y="0.628cm" presentation:class="title" presentation:user-transformed="true">
          <draw:text-box>
            <text:p>Dose 2 : Select Correct date <text:line-break/>(Early for second dose) <text:line-break/>Complete flow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4.172cm" svg:x="1.4cm" svg:y="0.628cm" presentation:class="title" presentation:user-transformed="true">
          <draw:text-box>
            <text:p>Dose 2 : Input options as date <text:line-break/>(b/B) <text:line-break/>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4.172cm" svg:x="1.4cm" svg:y="0.628cm" presentation:class="title" presentation:user-transformed="true">
          <draw:text-box>
            <text:p>Dose 2 : Input options as date <text:line-break/>(q/Q) <text:line-break/></text:p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4.172cm" svg:x="1.4cm" svg:y="0.628cm" presentation:class="title" presentation:user-transformed="true">
          <draw:text-box>
            <text:p>Dose 1 flow: Incorrect input 3 times </text:p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4.172cm" svg:x="1.4cm" svg:y="0.628cm" presentation:class="title" presentation:user-transformed="true">
          <draw:text-box>
            <text:p>Dose 1 flow: Incorrect input 3 times </text:p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14:48:34.331270236</meta:creation-date>
    <dc:date>2021-05-25T22:27:23.858215094</dc:date>
    <meta:editing-duration>PT6H59M28S</meta:editing-duration>
    <meta:editing-cycles>1</meta:editing-cycles>
    <meta:document-statistic meta:object-count="60"/>
    <meta:generator>LibreOffice/6.4.7.2$Linux_X86_64 LibreOffice_project/40$Build-2</meta:generator>
  </office:meta>
</office:document-meta>
</file>